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B00000145363B914E.png" manifest:media-type="image/png"/>
  <manifest:file-entry manifest:full-path="Pictures/10000000000002F6000001FAF57A25F2.png" manifest:media-type="image/png"/>
  <manifest:file-entry manifest:full-path="Pictures/1000000000000335000001FE279A245E.png" manifest:media-type="image/png"/>
  <manifest:file-entry manifest:full-path="Pictures/100000010000041C000001A9DBAB2A78.png" manifest:media-type="image/png"/>
  <manifest:file-entry manifest:full-path="Pictures/100000010000050000000217CC92860A.png" manifest:media-type="image/png"/>
  <manifest:file-entry manifest:full-path="Pictures/1000000100000463000002708D90FBC7.png" manifest:media-type="image/png"/>
  <manifest:file-entry manifest:full-path="Pictures/1000000100000400000004005C7858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a1a0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32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opacity="100%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fill-color="#000000" draw:opacity="73%" draw:opacity-name="" draw:textarea-horizontal-align="justify" draw:textarea-vertical-align="middle" draw:auto-grow-height="false" fo:min-height="15.761cm" fo:min-width="27.718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width="0.106cm" svg:stroke-color="#f10d0c" draw:marker-start-width="0.359cm" draw:marker-end-width="0.359cm" draw:fill="none" draw:fill-color="#729fcf" loext:fill-use-slide-background="false" draw:textarea-horizontal-align="justify" draw:textarea-vertical-align="middle" draw:auto-grow-height="false" fo:min-height="0.786cm" fo:min-width="12.046cm" fo:padding-top="0.178cm" fo:padding-bottom="0.178cm" fo:padding-left="0.303cm" fo:padding-right="0.303cm" loext:decorative="false"/>
    </style:style>
    <style:style style:name="gr9" style:family="graphic" style:parent-style-name="standard">
      <style:graphic-properties svg:stroke-width="0.106cm" svg:stroke-color="#706e0c" draw:marker-start-width="0.359cm" draw:marker-end-width="0.359cm" draw:fill="none" draw:fill-color="#729fcf" loext:fill-use-slide-background="false" draw:textarea-horizontal-align="justify" draw:textarea-vertical-align="middle" draw:auto-grow-height="false" fo:min-height="0.68cm" fo:min-width="11.94cm" fo:padding-top="0.178cm" fo:padding-bottom="0.178cm" fo:padding-left="0.303cm" fo:padding-right="0.303cm" loext:decorative="false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4.078cm" loext:decorative="false"/>
      <style:paragraph-properties style:writing-mode="lr-tb"/>
    </style:style>
    <style:style style:name="pr4" style:family="presentation" style:parent-style-name="Predeterminado-subtitle">
      <style:graphic-properties draw:fill-color="#ffffff" draw:auto-grow-height="true" fo:min-height="12.191cm" loext:decorative="false"/>
      <style:paragraph-properties style:writing-mode="lr-tb"/>
    </style:style>
    <style:style style:name="pr5" style:family="presentation" style:parent-style-name="Predeterminado-title">
      <style:graphic-properties fo:min-height="1.685cm" loext:decorative="false"/>
      <style:paragraph-properties style:writing-mode="lr-tb"/>
    </style:style>
    <style:style style:name="pr6" style:family="presentation" style:parent-style-name="Predeterminado-title">
      <style:graphic-properties fo:min-height="2.09cm" loext:decorative="false"/>
      <style:paragraph-properties style:writing-mode="lr-tb"/>
    </style:style>
    <style:style style:name="pr7" style:family="presentation" style:parent-style-name="Predeterminado-title">
      <style:graphic-properties fo:min-height="2.093cm" loext:decorative="false"/>
      <style:paragraph-properties style:writing-mode="lr-tb"/>
    </style:style>
    <style:style style:name="pr8" style:family="presentation" style:parent-style-name="Predeterminado-title">
      <style:graphic-properties fo:min-height="2.354cm" loext:decorative="false"/>
      <style:paragraph-properties style:writing-mode="lr-tb"/>
    </style:style>
    <style:style style:name="pr9" style:family="presentation" style:parent-style-name="Predeterminado-title">
      <style:graphic-properties fo:min-height="2.63cm" loext:decorative="false"/>
      <style:paragraph-properties style:writing-mode="lr-tb"/>
    </style:style>
    <style:style style:name="pr10" style:family="presentation" style:parent-style-name="Predeterminado-outline1">
      <style:graphic-properties fo:min-height="11.929cm" loext:decorative="false"/>
      <style:paragraph-properties style:writing-mode="lr-tb"/>
    </style:style>
    <style:style style:name="pr11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12" style:family="presentation" style:parent-style-name="Predeterminado-title">
      <style:graphic-properties fo:min-height="1.479cm" loext:decorative="false"/>
      <style:paragraph-properties style:writing-mode="lr-tb"/>
    </style:style>
    <style:style style:name="pr13" style:family="presentation" style:parent-style-name="Predeterminado-subtitle">
      <style:graphic-properties draw:fill-color="#ffffff" draw:auto-grow-height="true" fo:min-height="14.8cm" loext:decorative="false"/>
      <style:paragraph-properties style:writing-mode="lr-tb"/>
    </style:style>
    <style:style style:name="pr14" style:family="presentation" style:parent-style-name="Predeterminado-subtitle">
      <style:graphic-properties draw:fill-color="#ffffff" draw:textarea-vertical-align="top" draw:auto-grow-height="true" fo:min-height="12.191cm" loext:decorative="false"/>
      <style:paragraph-properties style:writing-mode="lr-tb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15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d7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color="#ffffff" loext:opacity="100%" fo:font-size="54pt"/>
    </style:style>
    <style:style style:name="P8" style:family="paragraph">
      <style:text-properties style:font-name="Fira Code" fo:font-weight="normal" style:font-weight-asian="normal" style:font-weight-complex="normal"/>
    </style:style>
    <style:style style:name="P9" style:family="paragraph">
      <style:text-properties style:font-name="Fira Code" fo:font-size="24pt" fo:font-weight="normal" style:font-size-asian="24pt" style:font-weight-asian="normal" style:font-size-complex="24pt" style:font-weight-complex="normal"/>
    </style:style>
    <style:style style:name="P10" style:family="paragraph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P11" style:family="paragraph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top="0.6cm" fo:margin-bottom="0cm"/>
    </style:style>
    <style:style style:name="P14" style:family="paragraph">
      <style:paragraph-properties fo:margin-top="1.4cm" fo:margin-bottom="0cm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top="0.4cm" fo:margin-bottom="0.4cm"/>
    </style:style>
    <style:style style:name="P17" style:family="paragraph">
      <style:paragraph-properties fo:margin-top="0.9cm" fo:margin-bottom="0cm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top="0.87cm" fo:margin-bottom="0cm"/>
    </style:style>
    <style:style style:name="P20" style:family="paragraph">
      <style:paragraph-properties fo:margin-left="0cm" fo:margin-right="0cm" fo:margin-top="0.8cm" fo:margin-bottom="0cm" fo:text-align="start" fo:text-indent="0cm"/>
    </style:style>
    <style:style style:name="P21" style:family="paragraph">
      <style:paragraph-properties fo:text-align="center"/>
      <style:text-properties fo:font-size="36pt" style:font-size-asian="36pt" style:font-size-complex="36pt"/>
    </style:style>
    <style:style style:name="P22" style:family="paragraph">
      <loext:graphic-properties draw:fill-color="#000000" draw:opacity="73%"/>
      <style:paragraph-properties fo:text-align="center"/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text-properties fo:font-size="54pt"/>
    </style:style>
    <style:style style:name="P25" style:family="paragraph">
      <style:paragraph-properties fo:margin-left="0cm" fo:margin-right="0cm" fo:text-align="start" fo:text-indent="0cm"/>
      <style:text-properties fo:font-size="54pt"/>
    </style:style>
    <style:style style:name="P26" style:family="paragraph">
      <style:text-properties fo:font-size="20pt"/>
    </style:style>
    <style:style style:name="P27" style:family="paragraph">
      <style:paragraph-properties fo:text-align="start"/>
      <style:text-properties fo:font-size="36pt" style:font-size-asian="36pt" style:font-size-complex="36pt"/>
    </style:style>
    <style:style style:name="P28" style:family="paragraph">
      <loext:graphic-properties draw:fill-color="#ffffff"/>
      <style:paragraph-properties fo:text-align="start"/>
      <style:text-properties fo:color="#ffffff" loext:opacity="100%" fo:font-size="36pt" style:font-size-asian="36pt" style:font-size-complex="36pt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 style:font-name="Fira Cod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000000" loext:opacity="100%" style:font-name="Fira Code" fo:font-size="36pt" style:font-size-asian="36pt" style:font-size-complex="36pt"/>
    </style:style>
    <style:style style:name="T6" style:family="text">
      <style:text-properties style:font-name="Fira Code" fo:font-weight="normal" style:font-weight-asian="normal" style:font-weight-complex="normal"/>
    </style:style>
    <style:style style:name="T7" style:family="text">
      <style:text-properties style:font-name="Fira Code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Fira Code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Fira Code Light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loext:opacity="100%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069a2e" loext:opacity="100%" style:font-name="Fira Code Retina" fo:font-size="72pt" fo:font-weight="bold" style:font-size-asian="72pt" style:font-weight-asian="bold" style:font-size-complex="72pt" style:font-weight-complex="bold"/>
    </style:style>
    <style:style style:name="T12" style:family="text">
      <style:text-properties fo:color="#000000" loext:opacity="100%" style:font-name="Fira Code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069a2e" loext:opacity="100%" style:font-name="Fira Code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0000" loext:opacity="100%" style:font-name="Fira Code Light" fo:font-size="36pt" fo:font-weight="normal" fo:background-color="#dee6ef" style:font-size-asian="36pt" style:font-weight-asian="normal" style:font-size-complex="36pt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069a2e" loext:opacity="100%" style:font-name="Fira Code Retina" fo:font-size="23pt" fo:font-weight="bold" style:font-size-asian="23pt" style:font-weight-asian="bold" style:font-size-complex="23pt" style:font-weight-complex="bold"/>
    </style:style>
    <style:style style:name="T19" style:family="text">
      <style:text-properties fo:color="#069a2e" loext:opacity="100%" style:font-name="Fira Code Retina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4000" loext:opacity="100%" style:font-name="Fira Code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ffffff" loext:opacity="100%" fo:font-size="72pt"/>
    </style:style>
    <style:style style:name="T22" style:family="text">
      <style:text-properties fo:color="#069a2e" loext:opacity="100%" style:font-name="Fira Code Retina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69a2e" loext:opacity="100%" style:font-name="Fira Code Retina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variant="normal" fo:text-transform="none" fo:color="#069a2e" loext:opacity="100%" style:text-outline="false" style:text-line-through-style="none" style:text-line-through-type="none" style:font-name="Fira Code Retina" fo:font-size="36pt" fo:font-style="normal" fo:text-shadow="none" style:text-underline-style="none" fo:font-weight="bold" style:letter-kerning="true" fo:background-color="transparent" style:font-name-asian="DejaVu Sans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706e0c" loext:opacity="100%" style:font-name="Fira Code Retina" fo:font-size="36pt" fo:font-weight="normal" style:font-size-asian="36pt" style:font-weight-asian="normal" style:font-size-complex="36pt" style:font-weight-complex="normal"/>
    </style:style>
    <style:style style:name="T26" style:family="text">
      <style:text-properties fo:color="#069a2e" loext:opacity="100%" style:font-name="Fira Code Retina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c9211e" loext:opacity="100%" style:font-name="Fira Code Retina" fo:font-size="36pt" fo:font-weight="normal" style:font-size-asian="36pt" style:font-weight-asian="normal" style:font-size-complex="36pt" style:font-weight-complex="normal"/>
    </style:style>
    <style:style style:name="T28" style:family="text">
      <style:text-properties fo:color="#ffffff" loext:opacity="100%"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Control de Versiones</text:span></text:p>
          </draw:text-box>
        </draw:frame>
        <draw:frame draw:style-name="gr1" draw:text-style-name="P2" draw:layer="layout" svg:width="3.485cm" svg:height="3.082cm" svg:x="1.157cm" svg:y="12.019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82cm" svg:x="4.517cm" svg:y="13.546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4.078cm" svg:x="1.4cm" svg:y="0.729cm" presentation:class="title" presentation:user-transformed="true">
          <draw:text-box>
            <text:p>Git<text:line-break/><text:span text:style-name="T3">Inicializar un repositorio</text:span><text:span text:style-name="T3"><text:line-break/></text:span><text:span text:style-name="T3">y primeros pasos</text:span></text:p>
          </draw:text-box>
        </draw:frame>
        <draw:frame draw:style-name="gr4" draw:text-style-name="P5" draw:layer="layout" svg:width="23.992cm" svg:height="9.911cm" svg:x="2.014cm" svg:y="5.583cm">
          <draw:image xlink:href="Pictures/100000010000050000000217CC9286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Directorio de trabajo y Repositor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draw:style-name="gr5" draw:text-style-name="P6" draw:layer="layout" svg:width="36.961cm" svg:height="13.423cm" svg:x="-4.851cm" svg:y="1.533cm">
          <draw:image xlink:href="Pictures/100000010000041C000001A9DBAB2A7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draw:style-name="gr5" draw:text-style-name="P6" draw:layer="layout" svg:width="27.999cm" svg:height="14.238cm" svg:x="-0.007cm" svg:y="0.807cm">
          <draw:image xlink:href="Pictures/1000000100000463000002708D90FB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Práctica paso a paso de 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 una carpeta llamada</text:span></text:p>
            <text:p><text:span text:style-name="T4"/></text:p>
            <text:p><text:span text:style-name="T5">intro_git</text:span></text:p>
            <text:p><text:span text:style-name="T5"/></text:p>
            <text:p xml:id="id1" text:id="id1"><text:span text:style-name="T4">Esta es nuestra carpeta o directorio de trabaj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8" draw:style-name="dp1" draw:master-page-name="Predeterminado" presentation:presentation-page-layout-name="AL2T19">
        <office:forms form:automatic-focus="false" form:apply-design-mode="false"/>
        <draw:frame presentation:style-name="pr5" draw:layer="layout" svg:width="25.199cm" svg:height="1.685cm" svg:x="1.269cm" svg:y="0.18cm" presentation:class="title" presentation:user-transformed="true">
          <draw:text-box>
            <text:p>Flujo de trabajo</text:p>
          </draw:text-box>
        </draw:frame>
        <draw:frame presentation:style-name="pr6" draw:text-style-name="P8" draw:layer="layout" svg:width="25.199cm" svg:height="2.09cm" svg:x="1.163cm" svg:y="1.734cm" presentation:class="title" presentation:user-transformed="true">
          <draw:text-box>
            <text:p><text:span text:style-name="T6">Dos ventanas</text:span></text:p>
          </draw:text-box>
        </draw:frame>
        <draw:frame draw:style-name="gr5" draw:text-style-name="P6" draw:layer="layout" svg:width="12.998cm" svg:height="6.58cm" svg:x="0.47cm" svg:y="8.319cm">
          <draw:image xlink:href="Pictures/1000000000000335000001FE279A245E.png" xlink:type="simple" xlink:show="embed" xlink:actuate="onLoad" draw:mime-type="image/png">
            <text:p/>
          </draw:image>
        </draw:frame>
        <draw:frame presentation:style-name="pr7" draw:text-style-name="P9" draw:layer="layout" svg:width="13.229cm" svg:height="2.093cm" svg:x="0.397cm" svg:y="4.063cm" presentation:class="title" presentation:user-transformed="true">
          <draw:text-box>
            <text:p><text:span text:style-name="T7">Terminal abierto en el directorio de trabajo</text:span></text:p>
          </draw:text-box>
        </draw:frame>
        <draw:frame draw:style-name="gr5" draw:text-style-name="P6" draw:layer="layout" svg:width="12.94cm" svg:height="7.093cm" svg:x="14.782cm" svg:y="8.251cm">
          <draw:image xlink:href="Pictures/10000000000002F6000001FAF57A25F2.png" xlink:type="simple" xlink:show="embed" xlink:actuate="onLoad" draw:mime-type="image/png">
            <text:p/>
          </draw:image>
        </draw:frame>
        <draw:frame presentation:style-name="pr8" draw:text-style-name="P10" draw:layer="layout" svg:width="13.229cm" svg:height="2.354cm" svg:x="14.398cm" svg:y="3.983cm" presentation:class="title" presentation:user-transformed="true">
          <draw:text-box>
            <text:p><text:span text:style-name="T8">Editor de código abierto en el directorio de trabajo</text:span></text:p>
          </draw:text-box>
        </draw:frame>
        <draw:frame presentation:style-name="pr6" draw:text-style-name="P11" draw:layer="layout" svg:width="13.229cm" svg:height="2.09cm" svg:x="0.398cm" svg:y="6.315cm" presentation:class="title" presentation:user-transformed="true">
          <draw:text-box>
            <text:p><text:span text:style-name="T9">Para ejecutar comandos de Git</text:span></text:p>
          </draw:text-box>
        </draw:frame>
        <draw:frame presentation:style-name="pr6" draw:text-style-name="P11" draw:layer="layout" svg:width="13.229cm" svg:height="2.09cm" svg:x="14.399cm" svg:y="6.315cm" presentation:class="title" presentation:user-transformed="true">
          <draw:text-box>
            <text:p><text:span text:style-name="T9">Para crear ficheros y carpet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Dentro del directorio de trabajo inicializamos el repositorio</text:span></text:p>
            <text:p><text:span text:style-name="T10"/></text:p>
            <text:p text:style-name="P12"><text:span text:style-name="T11">git in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Una vez creado el repositorio, </text:span><text:span text:style-name="T12">Git hace un seguimiento</text:span><text:span text:style-name="T4"> de todo lo que pasa ahí dentro: de todos los </text:span><text:span text:style-name="T12">cambios</text:span></text:p>
            <text:p><text:span text:style-name="T12"/></text:p>
            <text:p xml:id="id2" text:id="id2"><text:span text:style-name="T12">Si ejecutas el comando </text:span><text:span text:style-name="T13">ls -la</text:span><text:span text:style-name="T12"> verás el directorio .g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, dentro del directorio de trabajo, un fichero llamado </text:span><text:span text:style-name="T12">README.md</text:span><text:span text:style-name="T4"> y escribe dentro el texto</text:span></text:p>
            <text:p><text:span text:style-name="T4"/></text:p>
            <text:p><text:span text:style-name="T14"># 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Puedes ver el estado del repositorio mediante el comando status de Git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3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, dentro del directorio de trabajo, un fichero llamado </text:span><text:span text:style-name="T12">AUTHORS</text:span><text:span text:style-name="T4"> y escribe dentro tu nombre</text:span></text:p>
            <text:p><text:span text:style-name="T4"/></text:p>
            <text:p><text:span text:style-name="T14">Román Martínez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4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Echa un vistazo al estado del repositorio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15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Estados de un repositorio de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">
        <office:forms form:automatic-focus="false" form:apply-design-mode="false"/>
        <draw:frame presentation:style-name="pr9" draw:layer="layout" svg:width="25.199cm" svg:height="2.63cm" svg:x="1.4cm" svg:y="0.627cm" presentation:class="title" presentation:user-transformed="true">
          <draw:text-box>
            <text:p>Estados de un repositorio</text:p>
          </draw:text-box>
        </draw:frame>
        <draw:frame presentation:style-name="pr10" draw:text-style-name="P13" draw:layer="layout" svg:width="25.199cm" svg:height="10.82cm" svg:x="1.4cm" svg:y="3.685cm" presentation:class="outline" presentation:user-transformed="true">
          <draw:text-box>
            <text:list text:style-name="L3">
              <text:list-item>
                <text:p text:style-name="P13">Nos referimos al estado en que se encuentran los ficheros</text:p>
              </text:list-item>
              <text:list-item>
                <text:p text:style-name="P13">Básicamente dos estados:</text:p>
                <text:list>
                  <text:list-item>
                    <text:p text:style-name="P13">Modificado</text:p>
                  </text:list-item>
                  <text:list-item>
                    <text:p text:style-name="P13">No modificado</text:p>
                  </text:list-item>
                </text:list>
              </text:list-item>
              <text:list-item>
                <text:p xml:id="id3" text:id="id3" text:style-name="P13">Sin embargo, en Git se introduce un concepto nuevo llamado <text:span text:style-name="T15">staging area</text:span> o <text:span text:style-name="T16">área de preparación</text:span></text:p>
              </text:list-item>
              <text:list-item>
                <text:p xml:id="id4" text:id="id4" text:style-name="P13"><text:span text:style-name="T3">Esto hace que los ficheros puedan estar en varios estados (y no solo modificado y no modificado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>
          <draw:text-box>
            <text:p>Zonas principales de Git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4">En Git existen tres <text:span text:style-name="T16">zonas</text:span></text:p>
                <text:list>
                  <text:list-item>
                    <text:p text:style-name="P14">Directorio de trabajo (<text:span text:style-name="T16">Working Directory</text:span>)</text:p>
                  </text:list-item>
                  <text:list-item>
                    <text:p text:style-name="P14">Área de preparación (<text:span text:style-name="T16">Staging Area</text:span>)</text:p>
                  </text:list-item>
                  <text:list-item>
                    <text:p text:style-name="P14">Repositorio (<text:span text:style-name="T16">Repository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">
        <office:forms form:automatic-focus="false" form:apply-design-mode="false"/>
        <draw:frame presentation:style-name="pr12" draw:text-style-name="P15" draw:layer="layout" svg:width="25.199cm" svg:height="1.479cm" svg:x="1.479cm" svg:y="0.319cm" presentation:class="title" presentation:user-transformed="true">
          <draw:text-box>
            <text:p><text:span text:style-name="T17">Estados de un fichero en Git</text:span></text:p>
          </draw:text-box>
        </draw:frame>
        <draw:frame presentation:style-name="pr10" draw:layer="layout" svg:width="25.199cm" svg:height="12.68cm" svg:x="1.4cm" svg:y="2.647cm" presentation:class="outline" presentation:user-transformed="true">
          <draw:text-box>
            <text:list text:style-name="L3">
              <text:list-item>
                <text:p>No rastreado (<text:span text:style-name="T16">Untracked</text:span>)</text:p>
                <text:list>
                  <text:list-item>
                    <text:p text:style-name="P16">Se crea un fichero que no está rastreado por Git</text:p>
                  </text:list-item>
                </text:list>
              </text:list-item>
              <text:list-item>
                <text:p xml:id="id5" text:id="id5" text:style-name="P17">Modificado (<text:span text:style-name="T16">Modified</text:span>)</text:p>
                <text:list>
                  <text:list-item>
                    <text:p xml:id="id6" text:id="id6">Está rastreado por Git pero ha sido modificado en el directorio de trabajo</text:p>
                  </text:list-item>
                </text:list>
              </text:list-item>
              <text:list-item>
                <text:p xml:id="id7" text:id="id7" text:style-name="P17">Preparado (<text:span text:style-name="T16">Staged</text:span>)</text:p>
                <text:list>
                  <text:list-item>
                    <text:p xml:id="id8" text:id="id8">Fichero con cambios que ha sido marcado para ser incluido en el siguiente commit</text:p>
                  </text:list-item>
                </text:list>
              </text:list-item>
              <text:list-item>
                <text:p xml:id="id9" text:id="id9" text:style-name="P17">Confirmado (<text:span text:style-name="T16">Committed</text:span>)</text:p>
                <text:list>
                  <text:list-item>
                    <text:p xml:id="id10" text:id="id10">Fichero que ha sido confimado (comiteado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Seguimos con el proyecto </text:span><text:span text:style-name="T12">intro_git</text:span></text:p>
            <text:p><text:span text:style-name="T4"/></text:p>
            <text:p><text:span text:style-name="T4">Veamos cómo estaba el repositorio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0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7.067cm" svg:height="12.191cm" svg:x="0.45cm" svg:y="1.303cm" presentation:class="subtitle" presentation:user-transformed="true">
          <draw:text-box>
            <text:p><text:span text:style-name="T4">Preparamos nuestro primer commit</text:span></text:p>
            <text:p><text:span text:style-name="T4"/></text:p>
            <text:p><text:span text:style-name="T4">Dos pasos: add y commit</text:span></text:p>
            <text:p><text:span text:style-name="T4"/></text:p>
            <text:p><text:span text:style-name="T10"/></text:p>
            <text:p xml:id="id11" text:id="id11" text:style-name="P18"><text:span text:style-name="T18">git add README.md AUTHORS</text:span></text:p>
            <text:p text:style-name="P12"><text:span text:style-name="T18"/></text:p>
            <text:p xml:id="id12" text:id="id12" text:style-name="P18"><text:span text:style-name="T18">git commit -m “Primer commit: añadido dos ficheros.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Ahora tenemos el repositorio “limpio” y todo sincronizado</text:span></text:p>
            <text:p><text:span text:style-name="T10"/></text:p>
            <text:p text:style-name="P12"><text:span text:style-name="T11">git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2" draw:style-name="dp4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 presentation:user-transformed="true">
          <draw:text-box>
            <text:p>Siguientes pasos</text:p>
          </draw:text-box>
        </draw:frame>
        <draw:frame presentation:style-name="pr10" draw:text-style-name="P19" draw:layer="layout" svg:width="25.199cm" svg:height="10.542cm" svg:x="1.4cm" svg:y="3.685cm" presentation:class="outline" presentation:user-transformed="true">
          <draw:text-box>
            <text:list text:style-name="L3">
              <text:list-item>
                <text:p xml:id="id13" text:id="id13" text:style-name="P19">Añade tu correo al fichero AUTHORS</text:p>
              </text:list-item>
              <text:list-item>
                <text:p xml:id="id14" text:id="id14" text:style-name="P19">Prepara un commit (con el mensaje que quieras)</text:p>
              </text:list-item>
              <text:list-item>
                <text:p xml:id="id15" text:id="id15" text:style-name="P19">Crea un fichero llamado LICENSE y escribe en él “Creative Commons”</text:p>
              </text:list-item>
              <text:list-item>
                <text:p xml:id="id16" text:id="id16" text:style-name="P19">Añade al fichero AUTHORS el nombre y correo de otra persona</text:p>
              </text:list-item>
              <text:list-item>
                <text:p xml:id="id17" text:id="id17" text:style-name="P19">Prepara un commit (con el mensaje que estimes oportun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presentation:style-name="pr13" draw:text-style-name="P7" draw:layer="layout" svg:width="25.199cm" svg:height="14.8cm" svg:x="1.4cm" svg:y="0.399cm" presentation:class="subtitle" presentation:user-transformed="true">
          <draw:text-box>
            <text:p><text:span text:style-name="T4">Ver el historial de cambios</text:span></text:p>
            <text:p><text:span text:style-name="T10"/></text:p>
            <text:p xml:id="id18" text:id="id18" text:style-name="P20"><text:span text:style-name="T19">git log</text:span></text:p>
            <text:p xml:id="id19" text:id="id19" text:style-name="P20"><text:span text:style-name="T19">git log --graph</text:span></text:p>
            <text:p xml:id="id20" text:id="id20" text:style-name="P20"><text:span text:style-name="T19">git log --graph --oneline</text:span></text:p>
            <text:p xml:id="id21" text:id="id21" text:style-name="P20"><text:span text:style-name="T19">git log --stat</text:span></text:p>
            <text:p xml:id="id22" text:id="id22" text:style-name="P20"><text:span text:style-name="T19">git log --p</text:span></text:p>
            <text:p xml:id="id23" text:id="id23" text:style-name="P20"><text:span text:style-name="T19">git shortl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4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4.795cm" svg:x="1.4cm" svg:y="0.602cm" presentation:class="subtitle" presentation:user-transformed="true">
          <draw:text-box>
            <text:p><text:span text:style-name="T4">Crea una carpeta en la raíz del proyecto llamada</text:span></text:p>
            <text:p><text:span text:style-name="T4"/></text:p>
            <text:p><text:span text:style-name="T12">src</text:span></text:p>
            <text:p><text:span text:style-name="T10"/></text:p>
            <text:p xml:id="id24" text:id="id24"><text:span text:style-name="T4">Ahora prueba a ver en qué cambio está el repositorio</text:span></text:p>
            <text:p><text:span text:style-name="T10"/></text:p>
            <text:p xml:id="id25" text:id="id25" text:style-name="P12"><text:span text:style-name="T11">git status</text:span></text:p>
          </draw:text-box>
        </draw:frame>
        <draw:custom-shape draw:style-name="gr6" draw:text-style-name="P22" xml:id="id26" draw:id="id26" draw:layer="layout" svg:width="28.218cm" svg:height="16.011cm" svg:x="-0.106cm" svg:y="-0.151cm">
          <text:p text:style-name="P21"><text:span text:style-name="T20">Git no rastrea carpetas,</text:span></text:p>
          <text:p text:style-name="P21"><text:span text:style-name="T20">solo ficheros</text:span></text:p>
          <text:p text:style-name="P21"><text:span text:style-name="T20"/></text:p>
          <text:p text:style-name="P21"><text:span text:style-name="T20">Estos ficheros son rastreados por </text:span></text:p>
          <text:p text:style-name="P21"><text:span text:style-name="T20">su ruta relativ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5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 un fichero llamado </text:span><text:span text:style-name="T12">HolaGit.java</text:span><text:span text:style-name="T4"> dentro de </text:span><text:span text:style-name="T12">src</text:span><text:span text:style-name="T4"> con un programa que imprima </text:span><text:span text:style-name="T12">“Hola Git!”</text:span><text:span text:style-name="T4"> por pantalla</text:span></text:p>
            <text:p><text:span text:style-name="T10"/></text:p>
            <text:p xml:id="id27" text:id="id27" text:style-name="P12"><text:span text:style-name="T11">git stat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6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Crea un fichero llamado </text:span><text:span text:style-name="T12">AdiosGit.java</text:span><text:span text:style-name="T4"> dentro de </text:span><text:span text:style-name="T12">src</text:span><text:span text:style-name="T4"> con un programa que imprima </text:span><text:span text:style-name="T12">“Adiós Git!”</text:span><text:span text:style-name="T4"> por pantalla</text:span></text:p>
            <text:p><text:span text:style-name="T10"/></text:p>
            <text:p xml:id="id28" text:id="id28" text:style-name="P12"><text:span text:style-name="T11">git stat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7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><text:span text:style-name="T4">Prepara un commit con los cambios añadidos desde el último commit</text:span></text:p>
            <text:p><text:span text:style-name="T4"/></text:p>
            <text:p><text:span text:style-name="T4">Usa el mensaje</text:span></text:p>
            <text:p><text:span text:style-name="T4">“</text:span><text:span text:style-name="T4">Creados dos programas en Java.”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28" draw:style-name="dp5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0.627cm" presentation:class="subtitle" presentation:user-transformed="true">
          <draw:text-box>
            <text:p><text:span text:style-name="T21">Ninja </text:span><text:span text:style-name="T21">Trainin</text:span><text:span text:style-name="T21">gs 1 y </text:span><text:span text:style-name="T21">2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text-style-name="P23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29" draw:style-name="dp4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1.303cm" presentation:class="subtitle" presentation:user-transformed="true">
          <draw:text-box>
            <text:p text:style-name="P24"><text:span text:style-name="T4">Ver cambios entre commits (diferencias)</text:span></text:p>
            <text:p text:style-name="P24"><text:span text:style-name="T10"/></text:p>
            <text:p xml:id="id29" text:id="id29" text:style-name="P25"><text:span text:style-name="T22">git diff </text:span><text:span text:style-name="T23">&lt;commit1&gt; &lt;commit2&gt;</text:span></text:p>
            <text:p text:style-name="P25"><text:span text:style-name="T22"/></text:p>
            <text:p text:style-name="P25"><text:span text:style-name="T22">git diff --names-only </text:span><text:span text:style-name="T23">&lt;commit1&gt; &lt;commit2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2" draw:text-style-name="P23" draw:layer="layout" svg:width="17.271cm" svg:height="12.572cm" svg:x="2.159cm" svg:y="13.271cm" presentation:class="notes">
            <draw:text-box>
              <text:p text:style-name="P26"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30" draw:style-name="dp4" draw:master-page-name="Predeterminado" presentation:presentation-page-layout-name="AL1T32">
        <office:forms form:automatic-focus="false" form:apply-design-mode="false"/>
        <draw:frame presentation:style-name="pr14" draw:text-style-name="P28" draw:layer="layout" svg:width="26.856cm" svg:height="12.191cm" svg:x="0.639cm" svg:y="1.303cm" presentation:class="subtitle" presentation:user-transformed="true">
          <draw:text-box>
            <text:p xml:id="id30" text:id="id30" text:style-name="P27"><text:span text:style-name="T24">git <text:s/>diff <text:s/></text:span><text:span text:style-name="T25">2e7ba477...</text:span><text:span text:style-name="T26"> <text:s/></text:span><text:span text:style-name="T27">cba0b1...</text:span></text:p>
          </draw:text-box>
        </draw:frame>
        <draw:frame draw:style-name="gr7" draw:text-style-name="P29" draw:layer="layout" svg:width="19.812cm" svg:height="9.89cm" svg:x="4.001cm" svg:y="4.7cm">
          <draw:image xlink:href="Pictures/100000000000028B00000145363B914E.png" xlink:type="simple" xlink:show="embed" xlink:actuate="onLoad" draw:mime-type="image/png">
            <text:p/>
          </draw:image>
        </draw:frame>
        <draw:custom-shape draw:style-name="gr8" draw:text-style-name="P30" draw:layer="layout" svg:width="12.546cm" svg:height="1.036cm" svg:x="6.019cm" svg:y="4.4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12.546cm" svg:height="1.036cm" svg:x="5.909cm" svg:y="7.89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2" draw:text-style-name="P23" draw:layer="layout" svg:width="17.271cm" svg:height="12.572cm" svg:x="2.159cm" svg:y="13.271cm" presentation:class="notes">
            <draw:text-box>
              <text:p text:style-name="P26">Vamos a ir creando un manual de Git a la vez que aprendemos a usarlo, así que esta carpeta que hay que crear la deberían crear dentro de una carpeta donde vayan a tener la documentación/material de este tema de EED</text:p>
            </draw:text-box>
          </draw:frame>
        </presentation:notes>
      </draw:page>
      <draw:page draw:name="page31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 presentation:placeholder="true">
          <draw:text-box/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3T1">
        <office:forms form:automatic-focus="false" form:apply-design-mode="false"/>
        <draw:frame presentation:style-name="pr11" draw:layer="layout" svg:width="25.199cm" svg:height="2.63cm" svg:x="1.4cm" svg:y="0.627cm" presentation:class="title" presentation:placeholder="true">
          <draw:text-box/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Predeterminado" presentation:presentation-page-layout-name="AL1T32">
        <office:forms form:automatic-focus="false" form:apply-design-mode="false"/>
        <draw:frame presentation:style-name="pr4" draw:text-style-name="P7" draw:layer="layout" svg:width="25.199cm" svg:height="12.191cm" svg:x="1.4cm" svg:y="0.627cm" presentation:class="subtitle" presentation:user-transformed="true">
          <draw:text-box>
            <text:p><text:span text:style-name="T21">Cuestionario</text:span></text:p>
            <text:p><text:span text:style-name="T28">Control de versiones, terminología e introducción a G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23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1-10T16:19:02.607828345</dc:date>
    <meta:editing-duration>P11DT3H15M32S</meta:editing-duration>
    <meta:editing-cycles>604</meta:editing-cycles>
    <meta:generator>LibreOffice/24.8.2.1$Linux_X86_64 LibreOffice_project/480$Build-1</meta:generator>
    <meta:document-statistic meta:object-count="155"/>
  </office:meta>
</office:document-meta>
</file>